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898000001B75A5DE6C0EFF5BB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-0.7874in" svg:y="-0.7874in" svg:width="11in" svg:height="2.1945in" draw:z-index="0"><draw:image xlink:href="Pictures/1000000100000898000001B75A5DE6C0EFF5BB58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21:42:47.159264331</meta:creation-date>
    <dc:date>2023-10-29T21:43:52.285364163</dc:date>
    <meta:editing-duration>PT2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5.7.1$Linux_X86_64 LibreOffice_project/50$Build-1</meta:generator>
  </office:meta>
</office:document-meta>
</file>